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32pt" style:font-size-asian="32pt" style:font-size-complex="32pt"/>
    </style:style>
    <style:style style:name="P2" style:parent-style-name="Standard" style:family="paragraph">
      <style:paragraph-properties fo:text-align="center"/>
      <style:text-properties style:font-name="Cambria" fo:font-weight="bold" style:font-weight-asian="bold" style:font-weight-complex="bold" fo:font-size="26pt" style:font-size-asian="26pt" style:font-size-complex="26pt"/>
    </style:style>
    <style:style style:name="P3" style:parent-style-name="Standard" style:family="paragraph">
      <style:paragraph-properties fo:text-align="center"/>
      <style:text-properties style:font-name="Cambria" fo:font-weight="bold" style:font-weight-asian="bold" style:font-weight-complex="bold" fo:font-size="26pt" style:font-size-asian="26pt" style:font-size-complex="26pt"/>
    </style:style>
    <style:style style:name="P4" style:parent-style-name="Standard" style:family="paragraph">
      <style:paragraph-properties fo:text-align="center"/>
      <style:text-properties style:font-name="Cambria" fo:font-weight="bold" style:font-weight-asian="bold" style:font-weight-complex="bold" fo:font-size="26pt" style:font-size-asian="26pt" style:font-size-complex="26pt"/>
    </style:style>
    <style:style style:name="P5" style:parent-style-name="Standard" style:family="paragraph">
      <style:paragraph-properties fo:text-align="center"/>
      <style:text-properties style:font-name="Cambria" fo:font-weight="bold" style:font-weight-asian="bold" style:font-weight-complex="bold" fo:font-size="26pt" style:font-size-asian="26pt" style:font-size-complex="26pt"/>
    </style:style>
    <style:style style:name="P6" style:parent-style-name="Standard" style:family="paragraph">
      <style:paragraph-properties fo:text-align="center"/>
      <style:text-properties style:font-name="Cambria" fo:font-weight="bold" style:font-weight-asian="bold" style:font-weight-complex="bold" fo:font-size="26pt" style:font-size-asian="26pt" style:font-size-complex="26pt"/>
    </style:style>
    <style:style style:name="P7" style:parent-style-name="Standard" style:family="paragraph">
      <style:paragraph-properties fo:text-align="center"/>
      <style:text-properties style:font-name="Cambria" fo:font-weight="bold" style:font-weight-asian="bold" style:font-weight-complex="bold" fo:font-size="26pt" style:font-size-asian="26pt" style:font-size-complex="26pt"/>
    </style:style>
    <style:style style:name="P8" style:parent-style-name="Standard" style:family="paragraph">
      <style:paragraph-properties fo:text-align="center"/>
      <style:text-properties style:font-name="Cambria" fo:font-weight="bold" style:font-weight-asian="bold" style:font-weight-complex="bold" fo:font-size="26pt" style:font-size-asian="26pt" style:font-size-complex="26pt"/>
    </style:style>
    <style:style style:name="P9" style:parent-style-name="Standard" style:family="paragraph">
      <style:paragraph-properties fo:text-align="center"/>
      <style:text-properties style:font-name="Cambria" fo:font-weight="bold" style:font-weight-asian="bold" style:font-weight-complex="bold" fo:font-size="26pt" style:font-size-asian="26pt" style:font-size-complex="26pt"/>
    </style:style>
    <style:style style:name="P10" style:parent-style-name="Standard" style:family="paragraph">
      <style:paragraph-properties fo:text-align="center"/>
      <style:text-properties style:font-name="Cambria" fo:font-weight="bold" style:font-weight-asian="bold" style:font-weight-complex="bold" fo:font-size="26pt" style:font-size-asian="26pt" style:font-size-complex="26pt"/>
    </style:style>
    <style:style style:name="P11" style:parent-style-name="Standard" style:family="paragraph">
      <style:paragraph-properties fo:text-align="center"/>
      <style:text-properties style:font-name="Cambria" fo:font-weight="bold" style:font-weight-asian="bold" style:font-weight-complex="bold" fo:font-size="26pt" style:font-size-asian="26pt" style:font-size-complex="26pt"/>
    </style:style>
    <style:style style:name="P12" style:parent-style-name="Standard" style:family="paragraph">
      <style:paragraph-properties fo:text-align="center"/>
      <style:text-properties style:font-name="Cambria" fo:font-weight="bold" style:font-weight-asian="bold" style:font-weight-complex="bold" fo:font-size="26pt" style:font-size-asian="26pt" style:font-size-complex="26pt"/>
    </style:style>
    <style:style style:name="P13" style:parent-style-name="Standard" style:family="paragraph">
      <style:paragraph-properties fo:text-align="center"/>
      <style:text-properties style:font-name="Cambria" fo:font-weight="bold" style:font-weight-asian="bold" style:font-weight-complex="bold" fo:font-size="26pt" style:font-size-asian="26pt" style:font-size-complex="26pt"/>
    </style:style>
    <style:style style:name="P14" style:parent-style-name="Standard" style:family="paragraph">
      <style:paragraph-properties fo:text-align="center"/>
      <style:text-properties style:font-name="Cambria" fo:font-weight="bold" style:font-weight-asian="bold" style:font-weight-complex="bold" fo:font-size="26pt" style:font-size-asian="26pt" style:font-size-complex="26pt"/>
    </style:style>
    <style:style style:name="P15" style:parent-style-name="Standard" style:family="paragraph">
      <style:paragraph-properties fo:text-align="center"/>
      <style:text-properties style:font-name="Cambria" fo:font-weight="bold" style:font-weight-asian="bold" style:font-weight-complex="bold" fo:font-size="26pt" style:font-size-asian="26pt" style:font-size-complex="26pt"/>
    </style:style>
    <style:style style:name="P16" style:parent-style-name="Standard" style:family="paragraph">
      <style:paragraph-properties fo:text-align="center"/>
      <style:text-properties style:font-name="Cambria" fo:font-weight="bold" style:font-weight-asian="bold" style:font-weight-complex="bold" fo:font-size="26pt" style:font-size-asian="26pt" style:font-size-complex="26pt"/>
    </style:style>
    <style:style style:name="P17" style:parent-style-name="Standard" style:family="paragraph">
      <style:paragraph-properties fo:text-align="center"/>
      <style:text-properties style:font-name="Cambria" fo:font-weight="bold" style:font-weight-asian="bold" style:font-weight-complex="bold" fo:font-size="26pt" style:font-size-asian="26pt" style:font-size-complex="26pt"/>
    </style:style>
    <style:style style:name="P18" style:parent-style-name="Standard" style:family="paragraph">
      <style:paragraph-properties fo:text-align="center"/>
      <style:text-properties style:font-name="Cambria" fo:font-weight="bold" style:font-weight-asian="bold" style:font-weight-complex="bold" fo:font-size="26pt" style:font-size-asian="26pt" style:font-size-complex="26pt"/>
    </style:style>
    <style:style style:name="P19" style:parent-style-name="Standard" style:family="paragraph">
      <style:paragraph-properties fo:text-align="center"/>
      <style:text-properties style:font-name="Cambria" fo:font-weight="bold" style:font-weight-asian="bold" style:font-weight-complex="bold" fo:font-size="32pt" style:font-size-asian="32pt" style:font-size-complex="32pt"/>
    </style:style>
    <style:style style:name="P20" style:parent-style-name="Standard" style:family="paragraph">
      <style:text-properties fo:font-weight="bold" style:font-weight-asian="bold" style:font-weight-complex="bold" fo:font-size="32pt" style:font-size-asian="32pt" style:font-size-complex="32pt"/>
    </style:style>
    <style:style style:name="P21" style:parent-style-name="Standard" style:family="paragraph">
      <style:paragraph-properties fo:text-align="center"/>
      <style:text-properties fo:font-weight="bold" style:font-weight-asian="bold" style:font-weight-complex="bold" fo:font-size="28pt" style:font-size-asian="28pt" style:font-size-complex="28pt"/>
    </style:style>
    <style:style style:name="T22" style:parent-style-name="DefaultParagraphFont" style:family="text">
      <style:text-properties fo:font-weight="bold" style:font-weight-asian="bold" style:font-weight-complex="bold" fo:font-size="28pt" style:font-size-asian="28pt" style:font-size-complex="28pt" style:language-asian="en" style:country-asian="US" style:language-complex="ar" style:country-complex="SA"/>
    </style:style>
    <style:style style:name="T23" style:parent-style-name="DefaultParagraphFont" style:family="text">
      <style:text-properties fo:font-weight="bold" style:font-weight-asian="bold" style:font-weight-complex="bold" fo:font-size="28pt" style:font-size-asian="28pt" style:font-size-complex="28pt"/>
    </style:style>
    <style:style style:name="P24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T25" style:parent-style-name="DefaultParagraphFont" style:family="text">
      <style:text-properties fo:font-weight="bold" style:font-weight-asian="bold" style:font-weight-complex="bold" fo:font-size="28pt" style:font-size-asian="28pt" style:font-size-complex="28pt" style:language-asian="en" style:country-asian="US" style:language-complex="ar" style:country-complex="SA"/>
    </style:style>
    <style:style style:name="T26" style:parent-style-name="DefaultParagraphFont" style:family="text">
      <style:text-properties fo:font-weight="bold" style:font-weight-asian="bold" style:font-weight-complex="bold" fo:font-size="28pt" style:font-size-asian="28pt" style:font-size-complex="28pt"/>
    </style:style>
    <style:style style:name="T27" style:parent-style-name="DefaultParagraphFont" style:family="text">
      <style:text-properties fo:font-weight="bold" style:font-weight-asian="bold" style:font-weight-complex="bold" fo:font-size="28pt" style:font-size-asian="28pt" style:font-size-complex="28pt"/>
    </style:style>
    <style:style style:name="P28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T29" style:parent-style-name="DefaultParagraphFont" style:family="text">
      <style:text-properties fo:font-weight="bold" style:font-weight-asian="bold" style:font-weight-complex="bold" fo:font-size="28pt" style:font-size-asian="28pt" style:font-size-complex="28pt"/>
    </style:style>
    <style:style style:name="P30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T31" style:parent-style-name="DefaultParagraphFont" style:family="text">
      <style:text-properties fo:font-weight="bold" style:font-weight-asian="bold" style:font-weight-complex="bold" fo:font-size="28pt" style:font-size-asian="28pt" style:font-size-complex="28pt" style:language-asian="en" style:country-asian="US" style:language-complex="ar" style:country-complex="SA"/>
    </style:style>
    <style:style style:name="T32" style:parent-style-name="DefaultParagraphFont" style:family="text">
      <style:text-properties fo:font-weight="bold" style:font-weight-asian="bold" style:font-weight-complex="bold" fo:font-size="28pt" style:font-size-asian="28pt" style:font-size-complex="28pt"/>
    </style:style>
    <style:style style:name="P33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34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35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36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37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38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39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40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41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42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43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44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T45" style:parent-style-name="DefaultParagraphFont" style:family="text">
      <style:text-properties fo:font-weight="bold" style:font-weight-asian="bold" style:font-weight-complex="bold" fo:font-size="28pt" style:font-size-asian="28pt" style:font-size-complex="28pt" style:language-asian="en" style:country-asian="US" style:language-complex="ar" style:country-complex="SA"/>
    </style:style>
    <style:style style:name="T46" style:parent-style-name="DefaultParagraphFont" style:family="text">
      <style:text-properties fo:font-weight="bold" style:font-weight-asian="bold" style:font-weight-complex="bold" fo:font-size="28pt" style:font-size-asian="28pt" style:font-size-complex="28pt"/>
    </style:style>
    <style:style style:name="P47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48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T49" style:parent-style-name="DefaultParagraphFont" style:family="text">
      <style:text-properties fo:font-weight="bold" style:font-weight-asian="bold" style:font-weight-complex="bold" fo:font-size="28pt" style:font-size-asian="28pt" style:font-size-complex="28pt" style:language-asian="en" style:country-asian="US" style:language-complex="ar" style:country-complex="SA"/>
    </style:style>
    <style:style style:name="T50" style:parent-style-name="DefaultParagraphFont" style:family="text">
      <style:text-properties fo:font-weight="bold" style:font-weight-asian="bold" style:font-weight-complex="bold" fo:font-size="28pt" style:font-size-asian="28pt" style:font-size-complex="28pt"/>
    </style:style>
    <style:style style:name="P51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52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53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54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55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56" style:parent-style-name="Standard" style:list-style-name="LFO1" style:family="paragraph">
      <style:text-properties fo:font-weight="bold" style:font-weight-asian="bold" style:font-weight-complex="bold" fo:font-size="28pt" style:font-size-asian="28pt" style:font-size-complex="28pt"/>
    </style:style>
    <style:style style:name="P57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58" style:parent-style-name="Standard" style:list-style-name="LFO1" style:family="paragraph">
      <style:text-properties fo:font-weight="bold" style:font-weight-asian="bold" style:font-weight-complex="bold" fo:font-size="28pt" style:font-size-asian="28pt" style:font-size-complex="28pt"/>
    </style:style>
    <style:style style:name="P59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60" style:parent-style-name="Standard" style:list-style-name="LFO1" style:family="paragraph">
      <style:text-properties fo:font-weight="bold" style:font-weight-asian="bold" style:font-weight-complex="bold" fo:font-size="28pt" style:font-size-asian="28pt" style:font-size-complex="28pt"/>
    </style:style>
    <style:style style:name="P61" style:parent-style-name="Standard" style:list-style-name="LFO1" style:family="paragraph">
      <style:text-properties fo:font-weight="bold" style:font-weight-asian="bold" style:font-weight-complex="bold" fo:font-size="28pt" style:font-size-asian="28pt" style:font-size-complex="28pt"/>
    </style:style>
    <style:style style:name="P62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T63" style:parent-style-name="DefaultParagraphFont" style:family="text">
      <style:text-properties fo:font-weight="bold" style:font-weight-asian="bold" style:font-weight-complex="bold" fo:font-size="28pt" style:font-size-asian="28pt" style:font-size-complex="28pt"/>
    </style:style>
    <style:style style:name="T64" style:parent-style-name="DefaultParagraphFont" style:family="text">
      <style:text-properties fo:font-weight="bold" style:font-weight-asian="bold" style:font-weight-complex="bold" fo:font-size="28pt" style:font-size-asian="28pt" style:font-size-complex="28pt"/>
    </style:style>
    <style:style style:name="T65" style:parent-style-name="DefaultParagraphFont" style:family="text">
      <style:text-properties fo:font-weight="bold" style:font-weight-asian="bold" style:font-weight-complex="bold" fo:font-size="28pt" style:font-size-asian="28pt" style:font-size-complex="28pt"/>
    </style:style>
    <style:style style:name="T66" style:parent-style-name="DefaultParagraphFont" style:family="text">
      <style:text-properties fo:font-weight="bold" style:font-weight-asian="bold" style:font-weight-complex="bold" fo:font-size="28pt" style:font-size-asian="28pt" style:font-size-complex="28pt"/>
    </style:style>
    <style:style style:name="T67" style:parent-style-name="DefaultParagraphFont" style:family="text">
      <style:text-properties fo:font-weight="bold" style:font-weight-asian="bold" style:font-weight-complex="bold" fo:font-size="28pt" style:font-size-asian="28pt" style:font-size-complex="28pt"/>
    </style:style>
    <style:style style:name="T68" style:parent-style-name="DefaultParagraphFont" style:family="text">
      <style:text-properties fo:font-weight="bold" style:font-weight-asian="bold" style:font-weight-complex="bold" fo:font-size="28pt" style:font-size-asian="28pt" style:font-size-complex="28pt"/>
    </style:style>
    <style:style style:name="T69" style:parent-style-name="DefaultParagraphFont" style:family="text">
      <style:text-properties fo:font-weight="bold" style:font-weight-asian="bold" style:font-weight-complex="bold" fo:font-size="28pt" style:font-size-asian="28pt" style:font-size-complex="28pt"/>
    </style:style>
    <style:style style:name="T70" style:parent-style-name="DefaultParagraphFont" style:family="text">
      <style:text-properties fo:font-weight="bold" style:font-weight-asian="bold" style:font-weight-complex="bold" fo:font-size="28pt" style:font-size-asian="28pt" style:font-size-complex="28pt"/>
    </style:style>
    <style:style style:name="T71" style:parent-style-name="DefaultParagraphFont" style:family="text">
      <style:text-properties fo:font-weight="bold" style:font-weight-asian="bold" style:font-weight-complex="bold" fo:font-size="28pt" style:font-size-asian="28pt" style:font-size-complex="28pt"/>
    </style:style>
    <style:style style:name="T72" style:parent-style-name="DefaultParagraphFont" style:family="text">
      <style:text-properties fo:font-weight="bold" style:font-weight-asian="bold" style:font-weight-complex="bold" fo:font-size="28pt" style:font-size-asian="28pt" style:font-size-complex="28pt"/>
    </style:style>
    <style:style style:name="P73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74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75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76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77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78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79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80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81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82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83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84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85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86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87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88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89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90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91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92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93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94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95" style:parent-style-name="Standard" style:family="paragraph">
      <style:text-properties fo:font-weight="bold" style:font-weight-asian="bold" style:font-weight-complex="bold" fo:font-size="32pt" style:font-size-asian="32pt" style:font-size-complex="32pt"/>
    </style:style>
    <style:style style:name="P96" style:parent-style-name="Standard" style:family="paragraph">
      <style:text-properties fo:font-weight="bold" style:font-weight-asian="bold" style:font-weight-complex="bold"/>
    </style:style>
    <style:style style:name="T97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T98" style:parent-style-name="DefaultParagraphFont" style:family="text">
      <style:text-properties fo:font-weight="bold" style:font-weight-asian="bold" style:font-weight-complex="bold"/>
    </style:style>
    <style:style style:name="P99" style:parent-style-name="Standard" style:family="paragraph">
      <style:text-properties fo:font-weight="bold" style:font-weight-asian="bold" style:font-weight-complex="bold"/>
    </style:style>
    <style:style style:name="P100" style:parent-style-name="Standard" style:family="paragraph">
      <style:text-properties fo:font-weight="bold" style:font-weight-asian="bold" style:font-weight-complex="bold"/>
    </style:style>
    <style:style style:name="P101" style:parent-style-name="Standard" style:family="paragraph">
      <style:text-properties fo:font-weight="bold" style:font-weight-asian="bold" style:font-weight-complex="bold"/>
    </style:style>
    <style:style style:name="T102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P103" style:parent-style-name="Standard" style:family="paragraph">
      <style:text-properties fo:font-weight="bold" style:font-weight-asian="bold" style:font-weight-complex="bold"/>
    </style:style>
    <style:style style:name="T104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P105" style:parent-style-name="Standard" style:family="paragraph">
      <style:text-properties fo:font-weight="bold" style:font-weight-asian="bold" style:font-weight-complex="bold"/>
    </style:style>
    <style:style style:name="P106" style:parent-style-name="Standard" style:family="paragraph">
      <style:text-properties fo:font-weight="bold" style:font-weight-asian="bold" style:font-weight-complex="bold"/>
    </style:style>
    <style:style style:name="P107" style:parent-style-name="Standard" style:family="paragraph">
      <style:text-properties fo:font-weight="bold" style:font-weight-asian="bold" style:font-weight-complex="bold"/>
    </style:style>
    <style:style style:name="P108" style:parent-style-name="Standard" style:family="paragraph">
      <style:text-properties fo:font-weight="bold" style:font-weight-asian="bold" style:font-weight-complex="bold"/>
    </style:style>
    <style:style style:name="P109" style:parent-style-name="Standard" style:family="paragraph">
      <style:text-properties fo:font-weight="bold" style:font-weight-asian="bold" style:font-weight-complex="bold"/>
    </style:style>
    <style:style style:name="T110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T111" style:parent-style-name="DefaultParagraphFont" style:family="text">
      <style:text-properties fo:font-weight="bold" style:font-weight-asian="bold" style:font-weight-complex="bold"/>
    </style:style>
    <style:style style:name="P112" style:parent-style-name="Standard" style:family="paragraph">
      <style:text-properties fo:font-weight="bold" style:font-weight-asian="bold" style:font-weight-complex="bold"/>
    </style:style>
    <style:style style:name="T113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P115" style:parent-style-name="Standard" style:family="paragraph">
      <style:text-properties fo:font-weight="bold" style:font-weight-asian="bold" style:font-weight-complex="bold"/>
    </style:style>
    <style:style style:name="P116" style:parent-style-name="Standard" style:family="paragraph">
      <style:text-properties fo:font-weight="bold" style:font-weight-asian="bold" style:font-weight-complex="bold"/>
    </style:style>
    <style:style style:name="P117" style:parent-style-name="Standard" style:family="paragraph">
      <style:text-properties fo:font-weight="bold" style:font-weight-asian="bold" style:font-weight-complex="bold"/>
    </style:style>
    <style:style style:name="P118" style:parent-style-name="Standard" style:family="paragraph">
      <style:text-properties fo:font-weight="bold" style:font-weight-asian="bold" style:font-weight-complex="bold"/>
    </style:style>
    <style:style style:name="T119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T120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T121" style:parent-style-name="DefaultParagraphFont" style:family="text">
      <style:text-properties fo:font-weight="bold" style:font-weight-asian="bold" style:font-weight-complex="bold"/>
    </style:style>
    <style:style style:family="graphic" style:name="a15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1389in" svg:stroke-color="#3465a4" draw:marker-end="a6" svg:stroke-opacity="100%" style:horizontal-rel="paragraph" style:vertical-rel="paragraph" style:horizontal-pos="from-left" style:vertical-pos="from-top"/>
    </style:style>
    <style:style style:family="graphic" style:name="a16">
      <style:graphic-properties fo:wrap-option="no-wrap" fo:padding-top="0in" fo:padding-bottom="0in" fo:padding-left="0in" fo:padding-right="0in" draw:textarea-vertical-align="middle" draw:textarea-horizontal-align="center"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1389in" svg:stroke-color="#3465a4" draw:marker-end="a0" svg:stroke-opacity="100%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1389in" svg:stroke-color="#3465a4" draw:marker-end="a8" svg:stroke-opacity="100%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3465a4" draw:marker-end="a2" svg:stroke-opacity="100%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13">
      <style:graphic-properties fo:wrap-option="no-wrap" fo:padding-top="0in" fo:padding-bottom="0in" fo:padding-left="0in" fo:padding-right="0in" draw:textarea-vertical-align="middle" draw:textarea-horizontal-align="center"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style:wrap="run-through" style:run-through="foreground" draw:fill="none" draw:stroke="solid" svg:stroke-width="0.01389in" svg:stroke-color="#3465a4" draw:marker-end="a4" svg:stroke-opacity="100%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NAME: MAHMOUD NAGUIB RASHAD ELSAYED</text:p>
      <text:p text:style-name="P3"/>
      <text:p text:style-name="P4"/>
      <text:p text:style-name="P5"/>
      <text:p text:style-name="P6">LEVEL: TWO</text:p>
      <text:p text:style-name="P7"/>
      <text:p text:style-name="P8"/>
      <text:p text:style-name="P9"/>
      <text:p text:style-name="P10">CODE: 2016262</text:p>
      <text:p text:style-name="P11"/>
      <text:p text:style-name="P12"/>
      <text:p text:style-name="P13"/>
      <text:p text:style-name="P14">(DATA STRUCTURE)</text:p>
      <text:p text:style-name="P15"/>
      <text:p text:style-name="P16"/>
      <text:p text:style-name="P17"/>
      <text:p text:style-name="P18">(LECTURE)</text:p>
      <text:p text:style-name="P19"/>
      <text:p text:style-name="P20"/>
      <text:soft-page-break/>
      <text:p text:style-name="P21">Data Structure</text:p>
      <text:p text:style-name="Standard"><text:span text:style-name="T22"><draw:connector draw:type="line" svg:x1="2.08879in" svg:y1="0.30136in" svg:x2="3.11934in" svg:y2="0.30136in" draw:z-index="251658240" draw:id="id0" draw:style-name="a1" draw:name="Shape1" text:anchor-type="paragraph"><svg:title/><svg:desc/></draw:connector></text:span><text:span text:style-name="T23">Bst x Array <text:s text:c="12"/>Liner structure</text:span></text:p>
      <text:p text:style-name="P24"/>
      <text:p text:style-name="Standard"><text:span text:style-name="T25"><draw:connector draw:type="line" svg:x1="0.67602in" svg:y1="0.27222in" svg:x2="1.26838in" svg:y2="0.27222in" draw:z-index="251659264" draw:id="id1" draw:style-name="a3" draw:name="Shape2" text:anchor-type="paragraph"><svg:title/><svg:desc/></draw:connector></text:span><text:span text:style-name="T26">tree <text:s text:c="5"/>Hierarchical Structure</text:span></text:p>
      <text:p text:style-name="Standard"><text:span text:style-name="T27">Nodes : *Parent vs children</text:span></text:p>
      <text:p text:style-name="P28"><text:s text:c="14"/>*Siblings</text:p>
      <text:p text:style-name="Standard"><text:span text:style-name="T29"><text:s text:c="14"/>*Ancestor vs Descendants</text:span></text:p>
      <text:p text:style-name="P30">Binary tree</text:p>
      <text:p text:style-name="Standard"><text:span text:style-name="T31"><draw:connector draw:type="line" svg:x1="0.67642in" svg:y1="0.24297in" svg:x2="1.26878in" svg:y2="0.24297in" draw:z-index="2" draw:id="id2" draw:style-name="a5" draw:name="Shape2" text:anchor-type="paragraph"><svg:title/><svg:desc/></draw:connector></text:span><text:span text:style-name="T32">Bst <text:s text:c="7"/>binary search tree</text:span></text:p>
      <text:p text:style-name="P33">Tree : <text:s text:c="5"/>Pre - order</text:p>
      <text:p text:style-name="P34"><text:s text:c="16"/>In – order</text:p>
      <text:p text:style-name="P35"><text:s text:c="16"/>Post – order</text:p>
      <text:p text:style-name="P36"><text:s text:c="16"/>Bfs</text:p>
      <text:p text:style-name="P37"><text:s text:c="16"/>Dfs</text:p>
      <text:p text:style-name="P38">1- BFS :</text:p>
      <text:p text:style-name="P39">Algorithm : 1- liner search</text:p>
      <text:p text:style-name="P40"><text:s text:c="21"/>2- binary search</text:p>
      <text:p text:style-name="P41"/>
      <text:p text:style-name="P42">Data Structure as<text:s/>: Array, linked list</text:p>
      <text:p text:style-name="P43"/>
      <text:p text:style-name="P44">DFS :</text:p>
      <text:soft-page-break/>
      <text:p text:style-name="Standard"><text:span text:style-name="T45"><draw:connector draw:type="line" svg:x1="0.72757in" svg:y1="0.27361in" svg:x2="1.31993in" svg:y2="0.27361in" draw:z-index="3" draw:id="id3" draw:style-name="a7" draw:name="Shape2" text:anchor-type="paragraph"><svg:title/><svg:desc/></draw:connector></text:span><text:span text:style-name="T46">tree <text:s text:c="6"/>specral type from data type called graph</text:span></text:p>
      <text:p text:style-name="P47"/>
      <text:p text:style-name="P48">Graph :</text:p>
      <text:p text:style-name="Standard"><text:span text:style-name="T49"><draw:connector draw:type="line" svg:x1="0.67602in" svg:y1="0.26806in" svg:x2="1.26838in" svg:y2="0.26806in" draw:z-index="4" draw:id="id4" draw:style-name="a9" draw:name="Shape2" text:anchor-type="paragraph"><svg:title/><svg:desc/></draw:connector></text:span><text:span text:style-name="T50">tree <text:s text:c="6"/>is the simplest form of the graph</text:span></text:p>
      <text:p text:style-name="P51">- Connected vs not connect</text:p>
      <text:p text:style-name="P52">- Directed or <text:s/>undirected</text:p>
      <text:p text:style-name="P53">- Weighted vs no weighted</text:p>
      <text:p text:style-name="P54">- cycwc vs a cyclic</text:p>
      <text:p text:style-name="P55">- Dens vs Spores</text:p>
      <text:list text:style-name="LFO1" text:continue-numbering="true">
        <text:list-item>
          <text:p text:style-name="P56">how<text:s/>to implement the graph</text:p>
        </text:list-item>
      </text:list>
      <text:p text:style-name="P57"><text:s/>Loy 2 D array and matrix Array</text:p>
      <text:list text:style-name="LFO1" text:continue-numbering="true">
        <text:list-item>
          <text:p text:style-name="P58">Undirected and weight put the <text:s text:c="21"/></text:p>
        </text:list-item>
      </text:list>
      <text:p text:style-name="P59"><text:s text:c="6"/>value of the edges on matrix</text:p>
      <text:list text:style-name="LFO1" text:continue-numbering="true">
        <text:list-item>
          <text:p text:style-name="P60">if it is directed and weighted graph by as my adjacency matrix</text:p>
        </text:list-item>
        <text:list-item>
          <text:p text:style-name="P61">if it is sparse graph</text:p>
        </text:list-item>
      </text:list>
      <text:p text:style-name="P62"/>
      <text:p text:style-name="Standard"><text:span text:style-name="T63"><text:s text:c="6"/>Code of Adjacency mat</text:span><text:span text:style-name="T64">rix :</text:span></text:p>
      <text:p text:style-name="Standard"><text:span text:style-name="T65">int main (void) {</text:span></text:p>
      <text:p text:style-name="Standard"><text:span text:style-name="T66">int g [10][10] ;</text:span></text:p>
      <text:soft-page-break/>
      <text:p text:style-name="Standard"><text:span text:style-name="T67">g[0][1]=5 ;</text:span></text:p>
      <text:p text:style-name="Standard"><text:span text:style-name="T68">g[0][2]=2 ;</text:span></text:p>
      <text:p text:style-name="Standard"><text:span text:style-name="T69">g[1][0]=5 ;</text:span></text:p>
      <text:p text:style-name="Standard"><text:span text:style-name="T70">g[2][0]=2 ;</text:span></text:p>
      <text:p text:style-name="Standard"><text:span text:style-name="T71">g[5][6]=3 ;</text:span></text:p>
      <text:p text:style-name="Standard"><text:span text:style-name="T72">g[6][5]=3 ;</text:span></text:p>
      <text:p text:style-name="P73"><text:s text:c="7"/>} 400 bytes</text:p>
      <text:p text:style-name="P74">Code Adjacency list :</text:p>
      <text:p text:style-name="P75">int main (void){</text:p>
      <text:p text:style-name="P76">struct node <text:s/>{</text:p>
      <text:p text:style-name="P77">int Key ;</text:p>
      <text:p text:style-name="P78">int weight;</text:p>
      <text:p text:style-name="P79">struct node * next ; };</text:p>
      <text:p text:style-name="P80">struct node g[10];</text:p>
      <text:p text:style-name="P81">g[i]=<text:s/>Nullptr ;</text:p>
      <text:p text:style-name="P82">struct node g1 ;</text:p>
      <text:p text:style-name="P83">g1 Key = 1;</text:p>
      <text:p text:style-name="P84">g1.weight = 5 ;</text:p>
      <text:p text:style-name="P85">g[0]=g1</text:p>
      <text:p text:style-name="P86">struct node g2;</text:p>
      <text:p text:style-name="P87">g2key=2</text:p>
      <text:soft-page-break/>
      <text:p text:style-name="P88">g2.weight=2;</text:p>
      <text:p text:style-name="P89">g1.next=g2;</text:p>
      <text:p text:style-name="P90">countering:</text:p>
      <text:p text:style-name="P91">performance</text:p>
      <text:p text:style-name="P92">time</text:p>
      <text:p text:style-name="P93">size</text:p>
      <text:p text:style-name="P94">*By Notation</text:p>
      <text:p text:style-name="P95"><text:s/></text:p>
      <text:p text:style-name="P96"/>
      <text:p text:style-name="Standard"><text:span text:style-name="T97"><draw:connector draw:type="line" svg:x1="0.2646in" svg:y1="0.2366in" svg:x2="0.2646in" svg:y2="3.71438in" draw:z-index="5" draw:id="id5" draw:style-name="a10" draw:name="Shape3" text:anchor-type="paragraph"><svg:title/><svg:desc/></draw:connector></text:span><text:span text:style-name="T98">time</text:span></text:p>
      <text:p text:style-name="P99"><text:s text:c="3"/></text:p>
      <text:p text:style-name="P100"/>
      <text:p text:style-name="P101"><text:s text:c="13"/>o(n)</text:p>
      <text:p text:style-name="Standard"><text:span text:style-name="T102"><draw:connector draw:type="line" svg:x1="0.2646in" svg:y1="3.04081in" svg:x2="0.67988in" svg:y2="0.0547in" draw:z-index="9" draw:id="id6" draw:style-name="a11" draw:name="Shape8" text:anchor-type="paragraph"><svg:title/><svg:desc/></draw:connector></text:span></text:p>
      <text:p text:style-name="P103"><text:s text:c="63"/><text:s text:c="15"/>linear</text:p>
      <text:p text:style-name="Standard"><text:span text:style-name="T104"><draw:connector draw:type="line" svg:x1="0.2646in" svg:y1="2.62376in" svg:x2="3.28474in" svg:y2="0.0307in" draw:z-index="7" draw:id="id7" draw:style-name="a12" draw:name="Shape5" text:anchor-type="paragraph"><svg:title/><svg:desc/></draw:connector></text:span></text:p>
      <text:p text:style-name="P105"/>
      <text:p text:style-name="P106"/>
      <text:p text:style-name="P107"/>
      <text:p text:style-name="P108"/>
      <text:p text:style-name="P109"/>
      <text:p text:style-name="Standard"><text:span text:style-name="T110"><draw:custom-shape svg:x="0.2598in" svg:y="0.0618in" svg:width="2.50625in" svg:height="3.31806in" draw:z-index="11" draw:id="id8" draw:style-name="a13" draw:name="Shape7" text:anchor-type="paragraph"><svg:title/><svg:desc/><text:p text:style-name="Normal"/><draw:enhanced-geometry draw:type="non-primitive" svg:viewBox="0 0 21600 21600" draw:enhanced-path="F M ?f70 ?f71 A ?f104 ?f105 ?f106 ?f107 ?f70 ?f71 ?f101 ?f103  W ?f108 ?f109 ?f110 ?f111 ?f70 ?f71 ?f101 ?f103 N" draw:text-areas="?f47 ?f49 ?f48 ?f50" draw:glue-points="?f16 ?f17 ?f17 ?f16 ?f18 ?f17 ?f17 ?f18" draw:glue-point-leaving-directions="-90, -180, -270, -360"><draw:equation draw:name="f0" draw:formula="10800000"/><draw:equation draw:name="f1" draw:formula="5400000"/><draw:equation draw:name="f2" draw:formula="5419351 / 1725033"/><draw:equation draw:name="f3" draw:formula="0"/><draw:equation draw:name="f4" draw:formula="21600"/><draw:equation draw:name="f5" draw:formula="10982400"/><draw:equation draw:name="f6" draw:formula="15426600"/><draw:equation draw:name="f7" draw:formula="0 - 1"/><draw:equation draw:name="f8" draw:formula="10800"/><draw:equation draw:name="f9" draw:formula="?f6 - ?f5"/><draw:equation draw:name="f10" draw:formula="?f5 + ?f1"/><draw:equation draw:name="f11" draw:formula="2700000 + ?f1"/><draw:equation draw:name="f12" draw:formula="?f4 - ?f3"/><draw:equation draw:name="f13" draw:formula="?f9 + 21600000"/><draw:equation draw:name="f14" draw:formula="?f12 / 21600"/><draw:equation draw:name="f15" draw:formula="if(?f9, ?f9, ?f13)"/><draw:equation draw:name="f16" draw:formula="?f4 / ?f14"/><draw:equation draw:name="f17" draw:formula="?f8 / ?f14"/><draw:equation draw:name="f18" draw:formula="?f3 / ?f14"/><draw:equation draw:name="f19" draw:formula="?f11 - ?f1"/><draw:equation draw:name="f20" draw:formula="?f10 * ?f2 / ?f0"/><draw:equation draw:name="f21" draw:formula="0 - ?f20"/><draw:equation draw:name="f22" draw:formula="cos(?f21)"/><draw:equation draw:name="f23" draw:formula="0 - ?f22"/><draw:equation draw:name="f24" draw:formula="?f23"/><draw:equation draw:name="f25" draw:formula="sin(?f21)"/><draw:equation draw:name="f26" draw:formula="0 - ?f25"/><draw:equation draw:name="f27" draw:formula="?f26"/><draw:equation draw:name="f28" draw:formula="?f19 + ?f1"/><draw:equation draw:name="f29" draw:formula="?f28 * ?f2 / ?f0"/><draw:equation draw:name="f30" draw:formula="0 - ?f29"/><draw:equation draw:name="f31" draw:formula="sin(?f30)"/><draw:equation draw:name="f32" draw:formula="0 - ?f31"/><draw:equation draw:name="f33" draw:formula="?f32"/><draw:equation draw:name="f34" draw:formula="cos(?f30)"/><draw:equation draw:name="f35" draw:formula="0 - ?f34"/><draw:equation draw:name="f36" draw:formula="?f35"/><draw:equation draw:name="f37" draw:formula="?f24 * 10800"/><draw:equation draw:name="f38" draw:formula="?f27 * 10800"/><draw:equation draw:name="f39" draw:formula="?f33 * 10800"/><draw:equation draw:name="f40" draw:formula="?f36 * 10800"/><draw:equation draw:name="f41" draw:formula="0 - ?f38"/><draw:equation draw:name="f42" draw:formula="0 - ?f37"/><draw:equation draw:name="f43" draw:formula="10800 - ?f39"/><draw:equation draw:name="f44" draw:formula="10800 + ?f39"/><draw:equation draw:name="f45" draw:formula="10800 - ?f40"/><draw:equation draw:name="f46" draw:formula="10800 + ?f40"/><draw:equation draw:name="f47" draw:formula="?f43 / ?f14"/><draw:equation draw:name="f48" draw:formula="?f44 / ?f14"/><draw:equation draw:name="f49" draw:formula="?f45 / ?f14"/><draw:equation draw:name="f50" draw:formula="?f46 / ?f14"/><draw:equation draw:name="f51" draw:formula="atan2(?f41, ?f42)"/><draw:equation draw:name="f52" draw:formula="0 - ?f51"/><draw:equation draw:name="f53" draw:formula="?f52 * ?f0 / ?f2"/><draw:equation draw:name="f54" draw:formula="?f53 - ?f1"/><draw:equation draw:name="f55" draw:formula="?f54 + ?f1"/><draw:equation draw:name="f56" draw:formula="?f55 * ?f2 / ?f0"/><draw:equation draw:name="f57" draw:formula="0 - ?f56"/><draw:equation draw:name="f58" draw:formula="sin(?f57)"/><draw:equation draw:name="f59" draw:formula="0 - ?f58"/><draw:equation draw:name="f60" draw:formula="?f59"/><draw:equation draw:name="f61" draw:formula="cos(?f57)"/><draw:equation draw:name="f62" draw:formula="0 - ?f61"/><draw:equation draw:name="f63" draw:formula="?f62"/><draw:equation draw:name="f64" draw:formula="0 - ?f60"/><draw:equation draw:name="f65" draw:formula="0 - ?f63"/><draw:equation draw:name="f66" draw:formula="?f7 * ?f64"/><draw:equation draw:name="f67" draw:formula="?f7 * ?f65"/><draw:equation draw:name="f68" draw:formula="?f66 * 10800"/><draw:equation draw:name="f69" draw:formula="?f67 * 10800"/><draw:equation draw:name="f70" draw:formula="10800 + ?f68"/><draw:equation draw:name="f71" draw:formula="10800 + ?f69"/><draw:equation draw:name="f72" draw:formula="21550000 - ?f15"/><draw:equation draw:name="f73" draw:formula="if(?f72, ?f15, 21550000)"/><draw:equation draw:name="f74" draw:formula="-21550000 - ?f73"/><draw:equation draw:name="f75" draw:formula="if(?f74, -21550000, ?f73)"/><draw:equation draw:name="f76" draw:formula="?f5 + ?f75"/><draw:equation draw:name="f77" draw:formula="?f23 * ?f8"/><draw:equation draw:name="f78" draw:formula="?f26 * ?f8"/><draw:equation draw:name="f79" draw:formula="sqrt(?f77 * ?f77 + ?f78 * ?f78 + 0 * 0)"/><draw:equation draw:name="f80" draw:formula="?f8 * ?f8 / ?f79"/><draw:equation draw:name="f81" draw:formula="?f26 * ?f80"/><draw:equation draw:name="f82" draw:formula="?f70 - ?f81"/><draw:equation draw:name="f83" draw:formula="?f23 * ?f80"/><draw:equation draw:name="f84" draw:formula="?f71 - ?f83"/><draw:equation draw:name="f85" draw:formula="?f82 - ?f8"/><draw:equation draw:name="f86" draw:formula="?f84 - ?f8"/><draw:equation draw:name="f87" draw:formula="?f82 + ?f8"/><draw:equation draw:name="f88" draw:formula="?f84 + ?f8"/><draw:equation draw:name="f89" draw:formula="?f76 + ?f1"/><draw:equation draw:name="f90" draw:formula="?f89 * ?f2 / ?f0"/><draw:equation draw:name="f91" draw:formula="0 - ?f90"/><draw:equation draw:name="f92" draw:formula="cos(?f91)"/><draw:equation draw:name="f93" draw:formula="0 - ?f92"/><draw:equation draw:name="f94" draw:formula="?f93 * ?f8"/><draw:equation draw:name="f95" draw:formula="sin(?f91)"/><draw:equation draw:name="f96" draw:formula="0 - ?f95"/><draw:equation draw:name="f97" draw:formula="?f96 * ?f8"/><draw:equation draw:name="f98" draw:formula="sqrt(?f94 * ?f94 + ?f97 * ?f97 + 0 * 0)"/><draw:equation draw:name="f99" draw:formula="?f8 * ?f8 / ?f98"/><draw:equation draw:name="f100" draw:formula="?f96 * ?f99"/><draw:equation draw:name="f101" draw:formula="?f82 + ?f100"/><draw:equation draw:name="f102" draw:formula="?f93 * ?f99"/><draw:equation draw:name="f103" draw:formula="?f84 + ?f102"/><draw:equation draw:name="f104" draw:formula="if(?f75, ?f70, ?f85)"/><draw:equation draw:name="f105" draw:formula="if(?f75, ?f71, ?f86)"/><draw:equation draw:name="f106" draw:formula="if(?f75, ?f70, ?f87)"/><draw:equation draw:name="f107" draw:formula="if(?f75, ?f71, ?f88)"/><draw:equation draw:name="f108" draw:formula="if(?f75, ?f85, ?f101)"/><draw:equation draw:name="f109" draw:formula="if(?f75, ?f86, ?f103)"/><draw:equation draw:name="f110" draw:formula="if(?f75, ?f87, ?f101)"/><draw:equation draw:name="f111" draw:formula="if(?f75, ?f88, ?f103)"/></draw:enhanced-geometry></draw:custom-shape></text:span><text:span text:style-name="T111"><text:s text:c="82"/>o(logn)</text:span></text:p>
      <text:p text:style-name="P112"><text:s text:c="87"/></text:p>
      <text:p text:style-name="Standard"><text:span text:style-name="T113"><draw:connector draw:type="line" svg:x1="0.2646in" svg:y1="0.1626in" svg:x2="3.75349in" svg:y2="0.17163in" draw:z-index="8" draw:id="id9" draw:style-name="a14" draw:name="Shape6" text:anchor-type="paragraph"><svg:title/><svg:desc/></draw:connector></text:span><text:span text:style-name="T114"><text:s text:c="88"/>constant</text:span></text:p>
      <text:p text:style-name="P115"/>
      <text:p text:style-name="P116"/>
      <text:p text:style-name="P117"/>
      <text:p text:style-name="P118"/>
      <text:p text:style-name="Standard"><text:span text:style-name="T119"><draw:connector draw:type="line" svg:x1="0.2646in" svg:y1="0.4173in" svg:x2="3.75349in" svg:y2="0.43744in" draw:z-index="6" draw:id="id10" draw:style-name="a15" draw:name="Shape4" text:anchor-type="paragraph"><svg:title/><svg:desc/></draw:connector></text:span><text:span text:style-name="T120"><draw:custom-shape svg:width="0.20208in" svg:height="0in" draw:z-index="10" draw:id="id11" draw:style-name="a16" draw:transform="translate(-0.10104in 0in) rotate(-3.14159) translate(3.6929in 0.49117in)" draw:name="Shape9" text:anchor-type="paragraph"><svg:title/><svg:desc/><text:p text:style-name="Normal"/><draw:enhanced-geometry draw:type="non-primitive" svg:viewBox="0 0 21600 21600" draw:enhanced-path="F M ?f68 ?f69 A ?f102 ?f103 ?f104 ?f105 ?f68 ?f69 ?f99 ?f101  W ?f106 ?f107 ?f108 ?f109 ?f68 ?f69 ?f99 ?f101 N" draw:text-areas="?f45 ?f47 ?f46 ?f48" draw:glue-points="?f14 ?f15 ?f15 ?f14 ?f16 ?f15 ?f15 ?f16" draw:glue-point-leaving-directions="-90, -180, -270, -360"><draw:equation draw:name="f0" draw:formula="10800000"/><draw:equation draw:name="f1" draw:formula="5400000"/><draw:equation draw:name="f2" draw:formula="5419351 / 1725033"/><draw:equation draw:name="f3" draw:formula="0"/><draw:equation draw:name="f4" draw:formula="21600"/><draw:equation draw:name="f5" draw:formula="0 - 1"/><draw:equation draw:name="f6" draw:formula="10800"/><draw:equation draw:name="f7" draw:formula="?f0 - ?f1"/><draw:equation draw:name="f8" draw:formula="?f1 + ?f1"/><draw:equation draw:name="f9" draw:formula="2700000 + ?f1"/><draw:equation draw:name="f10" draw:formula="?f4 - ?f3"/><draw:equation draw:name="f11" draw:formula="?f7 + 21600000"/><draw:equation draw:name="f12" draw:formula="?f10 / 21600"/><draw:equation draw:name="f13" draw:formula="if(?f7, ?f7, ?f11)"/><draw:equation draw:name="f14" draw:formula="?f4 / ?f12"/><draw:equation draw:name="f15" draw:formula="?f6 / ?f12"/><draw:equation draw:name="f16" draw:formula="?f3 / ?f12"/><draw:equation draw:name="f17" draw:formula="?f9 - ?f1"/><draw:equation draw:name="f18" draw:formula="?f8 * ?f2 / ?f0"/><draw:equation draw:name="f19" draw:formula="0 - ?f18"/><draw:equation draw:name="f20" draw:formula="cos(?f19)"/><draw:equation draw:name="f21" draw:formula="0 - ?f20"/><draw:equation draw:name="f22" draw:formula="?f21"/><draw:equation draw:name="f23" draw:formula="sin(?f19)"/><draw:equation draw:name="f24" draw:formula="0 - ?f23"/><draw:equation draw:name="f25" draw:formula="?f24"/><draw:equation draw:name="f26" draw:formula="?f17 + ?f1"/><draw:equation draw:name="f27" draw:formula="?f26 * ?f2 / ?f0"/><draw:equation draw:name="f28" draw:formula="0 - ?f27"/><draw:equation draw:name="f29" draw:formula="sin(?f28)"/><draw:equation draw:name="f30" draw:formula="0 - ?f29"/><draw:equation draw:name="f31" draw:formula="?f30"/><draw:equation draw:name="f32" draw:formula="cos(?f28)"/><draw:equation draw:name="f33" draw:formula="0 - ?f32"/><draw:equation draw:name="f34" draw:formula="?f33"/><draw:equation draw:name="f35" draw:formula="?f22 * 10800"/><draw:equation draw:name="f36" draw:formula="?f25 * 10800"/><draw:equation draw:name="f37" draw:formula="?f31 * 10800"/><draw:equation draw:name="f38" draw:formula="?f34 * 10800"/><draw:equation draw:name="f39" draw:formula="0 - ?f36"/><draw:equation draw:name="f40" draw:formula="0 - ?f35"/><draw:equation draw:name="f41" draw:formula="10800 - ?f37"/><draw:equation draw:name="f42" draw:formula="10800 + ?f37"/><draw:equation draw:name="f43" draw:formula="10800 - ?f38"/><draw:equation draw:name="f44" draw:formula="10800 + ?f38"/><draw:equation draw:name="f45" draw:formula="?f41 / ?f12"/><draw:equation draw:name="f46" draw:formula="?f42 / ?f12"/><draw:equation draw:name="f47" draw:formula="?f43 / ?f12"/><draw:equation draw:name="f48" draw:formula="?f44 / ?f12"/><draw:equation draw:name="f49" draw:formula="atan2(?f39, ?f40)"/><draw:equation draw:name="f50" draw:formula="0 - ?f49"/><draw:equation draw:name="f51" draw:formula="?f50 * ?f0 / ?f2"/><draw:equation draw:name="f52" draw:formula="?f51 - ?f1"/><draw:equation draw:name="f53" draw:formula="?f52 + ?f1"/><draw:equation draw:name="f54" draw:formula="?f53 * ?f2 / ?f0"/><draw:equation draw:name="f55" draw:formula="0 - ?f54"/><draw:equation draw:name="f56" draw:formula="sin(?f55)"/><draw:equation draw:name="f57" draw:formula="0 - ?f56"/><draw:equation draw:name="f58" draw:formula="?f57"/><draw:equation draw:name="f59" draw:formula="cos(?f55)"/><draw:equation draw:name="f60" draw:formula="0 - ?f59"/><draw:equation draw:name="f61" draw:formula="?f60"/><draw:equation draw:name="f62" draw:formula="0 - ?f58"/><draw:equation draw:name="f63" draw:formula="0 - ?f61"/><draw:equation draw:name="f64" draw:formula="?f5 * ?f62"/><draw:equation draw:name="f65" draw:formula="?f5 * ?f63"/><draw:equation draw:name="f66" draw:formula="?f64 * 10800"/><draw:equation draw:name="f67" draw:formula="?f65 * 10800"/><draw:equation draw:name="f68" draw:formula="10800 + ?f66"/><draw:equation draw:name="f69" draw:formula="10800 + ?f67"/><draw:equation draw:name="f70" draw:formula="21550000 - ?f13"/><draw:equation draw:name="f71" draw:formula="if(?f70, ?f13, 21550000)"/><draw:equation draw:name="f72" draw:formula="-21550000 - ?f71"/><draw:equation draw:name="f73" draw:formula="if(?f72, -21550000, ?f71)"/><draw:equation draw:name="f74" draw:formula="?f1 + ?f73"/><draw:equation draw:name="f75" draw:formula="?f21 * ?f6"/><draw:equation draw:name="f76" draw:formula="?f24 * ?f6"/><draw:equation draw:name="f77" draw:formula="sqrt(?f75 * ?f75 + ?f76 * ?f76 + 0 * 0)"/><draw:equation draw:name="f78" draw:formula="?f6 * ?f6 / ?f77"/><draw:equation draw:name="f79" draw:formula="?f24 * ?f78"/><draw:equation draw:name="f80" draw:formula="?f68 - ?f79"/><draw:equation draw:name="f81" draw:formula="?f21 * ?f78"/><draw:equation draw:name="f82" draw:formula="?f69 - ?f81"/><draw:equation draw:name="f83" draw:formula="?f80 - ?f6"/><draw:equation draw:name="f84" draw:formula="?f82 - ?f6"/><draw:equation draw:name="f85" draw:formula="?f80 + ?f6"/><draw:equation draw:name="f86" draw:formula="?f82 + ?f6"/><draw:equation draw:name="f87" draw:formula="?f74 + ?f1"/><draw:equation draw:name="f88" draw:formula="?f87 * ?f2 / ?f0"/><draw:equation draw:name="f89" draw:formula="0 - ?f88"/><draw:equation draw:name="f90" draw:formula="cos(?f89)"/><draw:equation draw:name="f91" draw:formula="0 - ?f90"/><draw:equation draw:name="f92" draw:formula="?f91 * ?f6"/><draw:equation draw:name="f93" draw:formula="sin(?f89)"/><draw:equation draw:name="f94" draw:formula="0 - ?f93"/><draw:equation draw:name="f95" draw:formula="?f94 * ?f6"/><draw:equation draw:name="f96" draw:formula="sqrt(?f92 * ?f92 + ?f95 * ?f95 + 0 * 0)"/><draw:equation draw:name="f97" draw:formula="?f6 * ?f6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73, ?f68, ?f83)"/><draw:equation draw:name="f103" draw:formula="if(?f73, ?f69, ?f84)"/><draw:equation draw:name="f104" draw:formula="if(?f73, ?f68, ?f85)"/><draw:equation draw:name="f105" draw:formula="if(?f73, ?f69, ?f86)"/><draw:equation draw:name="f106" draw:formula="if(?f73, ?f83, ?f99)"/><draw:equation draw:name="f107" draw:formula="if(?f73, ?f84, ?f101)"/><draw:equation draw:name="f108" draw:formula="if(?f73, ?f85, ?f99)"/><draw:equation draw:name="f109" draw:formula="if(?f73, ?f86, ?f101)"/></draw:enhanced-geometry></draw:custom-shape></text:span><text:span text:style-name="T121"><text:s text:c="92"/>input size <text:s text:c="5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6" svg:viewBox="0 0 20 30" svg:d="m10 0-10 30h20z"/>
    <draw:marker draw:name="a0" svg:viewBox="0 0 20 30" svg:d="m10 0-10 30h20z"/>
    <draw:marker draw:name="a8" svg:viewBox="0 0 20 30" svg:d="m10 0-10 30h20z"/>
    <draw:marker draw:name="a2" svg:viewBox="0 0 20 30" svg:d="m10 0-10 30h20z"/>
    <draw:marker draw:name="a4" svg:viewBox="0 0 20 30" svg:d="m10 0-10 30h20z"/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5in" fo:page-height="11in" style:print-orientation="portrait" fo:margin-top="0.3333in" fo:margin-left="0.3333in" fo:margin-bottom="0.3333in" fo:margin-right="0.3333in" fo:border-top="0.0625in double #000000" style:border-line-width-top="0.0208in 0.0208in 0.0208in" fo:border-left="0.0625in double #000000" style:border-line-width-left="0.0208in 0.0208in 0.0208in" fo:border-bottom="0.0625in double #000000" style:border-line-width-bottom="0.0208in 0.0208in 0.0208in" fo:border-right="0.0625in double #000000" style:border-line-width-right="0.0208in 0.0208in 0.0208in" fo:padding="0.3916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KOKA</meta:initial-creator>
    <dc:creator>KOKA</dc:creator>
    <meta:creation-date>2017-12-11T23:50:00Z</meta:creation-date>
    <dc:date>2017-12-13T12:23:00Z</dc:date>
    <meta:print-date>2017-12-13T12:21:00Z</meta:print-date>
    <meta:template xlink:href="Normal" xlink:type="simple"/>
    <meta:editing-cycles>7</meta:editing-cycles>
    <meta:editing-duration>PT5400S</meta:editing-duration>
    <meta:document-statistic meta:page-count="5" meta:paragraph-count="3" meta:word-count="296" meta:character-count="1984" meta:row-count="14" meta:non-whitespace-character-count="1691"/>
  </office:meta>
</office:document-meta>
</file>